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Label displayed next to the checkbox.</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heckbox (LVGL)6" text:continue-numbering="true" text:continue-list="list_Checkbox (LVGL)5"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heckbox (LVGL)7" text:continue-numbering="true" text:continue-list="list_Checkbox (LVGL)6"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heckbox (LVGL)8"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9" text:continue-numbering="true" text:continue-list="list_Checkbox (LVG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10" text:continue-numbering="true" text:continue-list="list_Checkbox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eckbox (LVGL)11" text:continue-numbering="true" text:continue-list="list_Checkbox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12" text:continue-numbering="true" text:continue-list="list_Checkbox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4" text:continue-numbering="true" text:continue-list="list_Checkbox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5" text:continue-numbering="true" text:continue-list="list_Checkbox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7" text:continue-numbering="true" text:continue-list="list_Checkbox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8" text:continue-numbering="true" text:continue-list="list_Checkbox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20" text:continue-numbering="true" text:continue-list="list_Checkbox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21" text:continue-numbering="true" text:continue-list="list_Checkbox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LVGL)23" text:continue-numbering="true" text:continue-list="list_Checkbox (LVG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4" text:continue-numbering="true" text:continue-list="list_Checkbox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5" text:continue-numbering="true" text:continue-list="list_Checkbox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6" text:continue-numbering="true" text:continue-list="list_Checkbox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27" text:continue-numbering="true" text:continue-list="list_Checkbox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28" text:continue-numbering="true" text:continue-list="list_Checkbox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29" text:continue-numbering="true" text:continue-list="list_Checkbox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30" text:continue-numbering="true" text:continue-list="list_Checkbox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31" text:continue-numbering="true" text:continue-list="list_Checkbox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32" text:continue-numbering="true" text:continue-list="list_Checkbox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33" text:continue-numbering="true" text:continue-list="list_Checkbox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4" text:continue-numbering="true" text:continue-list="list_Checkbox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5" text:continue-numbering="true" text:continue-list="list_Checkbox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6" text:continue-numbering="true" text:continue-list="list_Checkbox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37" text:continue-numbering="true" text:continue-list="list_Checkbox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38" text:continue-numbering="true" text:continue-list="list_Checkbox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39" text:continue-numbering="true" text:continue-list="list_Checkbox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40" text:continue-numbering="true" text:continue-list="list_Checkbox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41" text:continue-numbering="true" text:continue-list="list_Checkbox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42" text:continue-numbering="true" text:continue-list="list_Checkbox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3" text:continue-numbering="true" text:continue-list="list_Checkbox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4" text:continue-numbering="true" text:continue-list="list_Checkbox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5" text:continue-numbering="true" text:continue-list="list_Checkbox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6" text:continue-numbering="true" text:continue-list="list_Checkbox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eckbox (LVGL)47" text:continue-numbering="true" text:continue-list="list_Checkbox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eckbox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eckbox (LVGL)49" text:continue-numbering="true" text:continue-list="list_Checkbox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eckbox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heckbox (LVGL)51" text:continue-numbering="true" text:continue-list="list_Checkbox (LVG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eckbox (LVG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heckbox (LVGL)53" text:continue-numbering="true" text:continue-list="list_Checkbox (LVG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eckbox (LVG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55" text:continue-numbering="true" text:continue-list="list_Checkbox (LVG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56" text:continue-numbering="true" text:continue-list="list_Checkbox (LVG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57" text:continue-numbering="true" text:continue-list="list_Checkbox (LVG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58" text:continue-numbering="true" text:continue-list="list_Checkbox (LVG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59" text:continue-numbering="true" text:continue-list="list_Checkbox (LVG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60" text:continue-numbering="true" text:continue-list="list_Checkbox (LVG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eckbox (LVGL)61" text:continue-numbering="true" text:continue-list="list_Checkbox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62" text:continue-numbering="true" text:continue-list="list_Checkbox (LVGL)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64" text:continue-numbering="true" text:continue-list="list_Checkbox (LVGL)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65" text:continue-numbering="true" text:continue-list="list_Checkbox (LVGL)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66" text:continue-numbering="true" text:continue-list="list_Checkbox (LVGL)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